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 style:list-style-name="L1">
      <style:text-properties officeooo:rsid="0014dae5" officeooo:paragraph-rsid="00161a46"/>
    </style:style>
    <style:style style:name="P2" style:family="paragraph" style:parent-style-name="Header">
      <style:text-properties officeooo:rsid="0014dae5" officeooo:paragraph-rsid="00161a46"/>
    </style:style>
    <style:style style:name="P3" style:family="paragraph" style:parent-style-name="Header">
      <style:paragraph-properties fo:text-align="center" style:justify-single-word="false"/>
      <style:text-properties officeooo:rsid="00161a46" officeooo:paragraph-rsid="00161a46"/>
    </style:style>
    <style:style style:name="P4" style:family="paragraph" style:parent-style-name="Header">
      <style:paragraph-properties fo:text-align="center" style:justify-single-word="false"/>
      <style:text-properties officeooo:rsid="00161a46" officeooo:paragraph-rsid="0017f679"/>
    </style:style>
    <style:style style:name="P5" style:family="paragraph" style:parent-style-name="Header">
      <style:text-properties officeooo:rsid="0017f679" officeooo:paragraph-rsid="0017f679"/>
    </style:style>
    <style:style style:name="P6" style:family="paragraph" style:parent-style-name="Header" style:list-style-name="L1">
      <style:paragraph-properties fo:margin-left="0cm" fo:margin-right="0cm" fo:margin-top="0cm" fo:margin-bottom="0cm" loext:contextual-spacing="false" fo:text-indent="0cm" style:auto-text-indent="false"/>
      <style:text-properties officeooo:rsid="0014dae5" officeooo:paragraph-rsid="00161a46"/>
    </style:style>
    <style:style style:name="P7" style:family="paragraph" style:parent-style-name="Text_20_body" style:list-style-name="L1">
      <style:paragraph-properties fo:margin-left="0.397cm" fo:margin-right="0cm" fo:margin-top="0cm" fo:margin-bottom="0cm" loext:contextual-spacing="false" fo:text-indent="0cm" style:auto-text-indent="false"/>
    </style:style>
    <style:style style:name="P8" style:family="paragraph" style:parent-style-name="Text_20_body" style:list-style-name="L2">
      <style:paragraph-properties fo:margin-left="0.397cm" fo:margin-right="0cm" fo:margin-top="0cm" fo:margin-bottom="0cm" loext:contextual-spacing="false" fo:text-indent="0cm" style:auto-text-indent="false"/>
    </style:style>
    <style:style style:name="P9" style:family="paragraph" style:parent-style-name="Text_20_body" style:list-style-name="L3">
      <style:paragraph-properties fo:margin-left="0.397cm" fo:margin-right="0cm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officeooo:rsid="00161a46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7f679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/>
      <text:p text:style-name="P2"/>
      <text:p text:style-name="P2"/>
      <text:p text:style-name="P2"><text:span text:style-name="T1">Group members:</text:span></text:p>
      <text:p text:style-name="P2"><text:tab/></text:p>
      <text:list xml:id="list364668064" text:style-name="L1">
        <text:list-item>
          <text:p text:style-name="P1">Kapil Dev ( 2017csb1085 )</text:p>
        </text:list-item>
        <text:list-item>
          <text:p text:style-name="P1">Nikhil H P ( 2017csb1091)</text:p>
        </text:list-item>
        <text:list-item>
          <text:p text:style-name="P1">Soumya S D (2017csb1114)</text:p>
          <text:p text:style-name="P6"/>
          <text:p text:style-name="P10"/>
        </text:list-item>
        <text:list-item>
          <text:p text:style-name="P7">Question to be addressed as a part of the project.</text:p>
        </text:list-item>
      </text:list>
      <text:list xml:id="list2600063193" text:style-name="L2">
        <text:list-item>
          <text:p text:style-name="P8">Why is the question important?</text:p>
        </text:list-item>
      </text:list>
      <text:list xml:id="list2438352441" text:style-name="L3">
        <text:list-item>
          <text:p text:style-name="P9">The final deliverable(s) of the projec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61a46" officeooo:paragraph-rsid="00161a46"/>
    </style:style>
    <style:style style:name="MP2" style:family="paragraph" style:parent-style-name="Header">
      <style:paragraph-properties fo:text-align="center" style:justify-single-word="false"/>
      <style:text-properties officeooo:rsid="00161a46" officeooo:paragraph-rsid="0017f679"/>
    </style:style>
    <style:style style:name="MT1" style:family="text">
      <style:text-properties fo:font-size="15pt" style:font-size-asian="15pt" style:font-size-complex="15pt"/>
    </style:style>
    <style:style style:name="MT2" style:family="text">
      <style:text-properties fo:font-size="15pt" officeooo:rsid="0017f679" style:font-size-asian="15pt" style:font-size-complex="15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Strong_20_Emphasis"><text:span text:style-name="MT1">Project Proposal for Social Computing course</text:span></text:span></text:p>
        <text:p text:style-name="MP1"><text:span text:style-name="Strong_20_Emphasis"><text:span text:style-name="MT1"/></text:span></text:p>
        <text:p text:style-name="MP2"><text:span text:style-name="Strong_20_Emphasis"><text:span text:style-name="MT2">Route Finder 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09:07:37.146462587</meta:creation-date>
    <dc:date>2020-09-22T09:16:09.705149496</dc:date>
    <meta:editing-duration>PT8M35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12" meta:word-count="53" meta:character-count="274" meta:non-whitespace-character-count="236"/>
  </office:meta>
</office:document-meta>
</file>